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office:value-type="string">
            <text:p>Pc^-3</text:p>
          </table:table-cell>
          <table:table-cell table:style-name="Default" office:value-type="string">
            <text:p>km/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kpc</text:p>
          </table:table-cell>
          <table:table-cell table:style-name="Default" office:value-type="string">
            <text:p>Tau cr (s)</text:p>
          </table:table-cell>
          <table:table-cell table:style-name="Default" office:value-type="string">
            <text:p>Tau cr (Myr)</text:p>
          </table:table-cell>
          <table:table-cell table:style-name="Default" office:value-type="string">
            <text:p>Tau rel (s)</text:p>
          </table:table-cell>
          <table:table-cell table:style-name="Default" office:value-type="string">
            <text:p>Tau rel (Myr)</text:p>
          </table:table-cell>
          <table:table-cell table:style-name="Default" office:value-type="string">
            <text:p>Tau rel / Tau cr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Sonnenmasse</text:p>
          </table:table-cell>
        </table:table-row>
        <table:table-row table:style-name="ro1">
          <table:table-cell/>
          <table:table-cell table:number-columns-repeated="2" office:value-type="float" office:value="1">
            <text:p>1,00E+00</text:p>
          </table:table-cell>
          <table:table-cell table:formula="of:=10^5" office:value-type="float" office:value="100000">
            <text:p>1,00E+05</text:p>
          </table:table-cell>
          <table:table-cell office:value-type="float" office:value="0.04">
            <text:p>4,00E-02</text:p>
          </table:table-cell>
          <table:table-cell table:formula="of:=([.E5]*3.08567758129*10^16)/[.C5]" office:value-type="float" office:value="1.234271032516E+015">
            <text:p>1,23E+15</text:p>
          </table:table-cell>
          <table:table-cell table:formula="of:=[.F5]/(3.154*10^13)" office:value-type="float" office:value="39.1335140303107">
            <text:p>3,91E+01</text:p>
          </table:table-cell>
          <table:table-cell table:formula="of:=([.C5]^3)/(PI()*[.B5]*3.4036771916*10^-41*[.$M$7]^2*[.$N$5]^2)" office:value-type="float" office:value="5.30615196293479E+017">
            <text:p>5,31E+17</text:p>
          </table:table-cell>
          <table:table-cell table:formula="of:=[.H5]/(3.154*10^13)" office:value-type="float" office:value="16823.5636110805">
            <text:p>1,68E+04</text:p>
          </table:table-cell>
          <table:table-cell table:formula="of:=[.H5]/[.F5]" office:value-type="float" office:value="429.901684731145">
            <text:p>4,30E+02</text:p>
          </table:table-cell>
          <table:table-cell table:number-columns-repeated="2"/>
          <table:table-cell table:style-name="ce2" table:formula="of:=6.67428*10^(-11)" office:value-type="float" office:value="0.0000000000667428">
            <text:p>6,67E-011</text:p>
          </table:table-cell>
          <table:table-cell table:formula="of:=1.9891*10^30" office:value-type="float" office:value="1.9891E+030">
            <text:p>1,9891E+030</text:p>
          </table:table-cell>
        </table:table-row>
        <table:table-row table:style-name="ro1">
          <table:table-cell/>
          <table:table-cell table:formula="of:=10^2" office:value-type="float" office:value="100">
            <text:p>1,00E+02</text:p>
          </table:table-cell>
          <table:table-cell office:value-type="float" office:value="10">
            <text:p>1,00E+01</text:p>
          </table:table-cell>
          <table:table-cell table:formula="of:=10^6" office:value-type="float" office:value="1000000">
            <text:p>1,00E+06</text:p>
          </table:table-cell>
          <table:table-cell table:formula="of:=10^-2" office:value-type="float" office:value="0.01">
            <text:p>1,00E-02</text:p>
          </table:table-cell>
          <table:table-cell table:formula="of:=([.E6]*3.08567758129*10^16)/[.C6]" office:value-type="float" office:value="30856775812900">
            <text:p>3,09E+13</text:p>
          </table:table-cell>
          <table:table-cell table:formula="of:=[.F6]/(3.154*10^13)" office:value-type="float" office:value="0.978337850757768">
            <text:p>9,78E-01</text:p>
          </table:table-cell>
          <table:table-cell table:formula="of:=([.C6]^3)/(PI()*[.B6]*3.4036771916*10^-41*[.$M$7]^2*[.$N$9]^2)" office:value-type="float" office:value="1.47393110081522E+019">
            <text:p>1,47E+19</text:p>
          </table:table-cell>
          <table:table-cell table:formula="of:=[.H6]/(3.154*10^13)" office:value-type="float" office:value="467321.211418902">
            <text:p>4,67E+05</text:p>
          </table:table-cell>
          <table:table-cell table:formula="of:=[.H6]/[.F6]" office:value-type="float" office:value="477668.538590161">
            <text:p>4,78E+05</text:p>
          </table:table-cell>
          <table:table-cell table:number-columns-repeated="2"/>
          <table:table-cell office:value-type="string">
            <text:p>G km^3</text:p>
          </table:table-cell>
          <table:table-cell office:value-type="string">
            <text:p>GalaxieMasse</text:p>
          </table:table-cell>
        </table:table-row>
        <table:table-row table:style-name="ro1">
          <table:table-cell/>
          <table:table-cell office:value-type="float" office:value="0.1">
            <text:p>1,00E-01</text:p>
          </table:table-cell>
          <table:table-cell office:value-type="float" office:value="20">
            <text:p>2,00E+01</text:p>
          </table:table-cell>
          <table:table-cell table:formula="of:=10^10" office:value-type="float" office:value="10000000000">
            <text:p>1,00E+10</text:p>
          </table:table-cell>
          <table:table-cell office:value-type="float" office:value="10">
            <text:p>1,00E+01</text:p>
          </table:table-cell>
          <table:table-cell table:formula="of:=([.E7]*3.08567758129*10^16)/[.C7]" office:value-type="float" office:value="1.542838790645E+016">
            <text:p>1,54E+16</text:p>
          </table:table-cell>
          <table:table-cell table:formula="of:=[.F7]/(3.154*10^13)" office:value-type="float" office:value="489.168925378884">
            <text:p>4,89E+02</text:p>
          </table:table-cell>
          <table:table-cell table:formula="of:=([.C7]^3)/(PI()*[.B7]*3.4036771916*10^-41*[.$M$7]^2*[.$N$9]^2)" office:value-type="float" office:value="1.17914488065218E+023">
            <text:p>1,18E+23</text:p>
          </table:table-cell>
          <table:table-cell table:formula="of:=[.H7]/(3.154*10^13)" office:value-type="float" office:value="3738569691.35122">
            <text:p>3,74E+09</text:p>
          </table:table-cell>
          <table:table-cell table:formula="of:=[.H7]/[.F7]" office:value-type="float" office:value="7642696.61744258">
            <text:p>7,64E+06</text:p>
          </table:table-cell>
          <table:table-cell table:number-columns-repeated="2"/>
          <table:table-cell table:style-name="ce2" table:formula="of:=[.M5]*10^-9" office:value-type="float" office:value="6.67428E-020">
            <text:p>6,67E-020</text:p>
          </table:table-cell>
          <table:table-cell table:formula="of:=[.N5]*10^10" office:value-type="float" office:value="1.9891E+040">
            <text:p>1,9891E+040</text:p>
          </table:table-cell>
        </table:table-row>
        <table:table-row table:style-name="ro1">
          <table:table-cell/>
          <table:table-cell table:formula="of:=10^-2" office:value-type="float" office:value="0.01">
            <text:p>1,00E-02</text:p>
          </table:table-cell>
          <table:table-cell office:value-type="float" office:value="200">
            <text:p>2,00E+02</text:p>
          </table:table-cell>
          <table:table-cell table:formula="of:=10^11" office:value-type="float" office:value="100000000000">
            <text:p>1,00E+11</text:p>
          </table:table-cell>
          <table:table-cell office:value-type="float" office:value="50">
            <text:p>5,00E+01</text:p>
          </table:table-cell>
          <table:table-cell table:formula="of:=([.E8]*3.08567758129*10^16)/[.C8]" office:value-type="float" office:value="7.714193953225E+015">
            <text:p>7,71E+15</text:p>
          </table:table-cell>
          <table:table-cell table:formula="of:=[.F8]/(3.154*10^13)" office:value-type="float" office:value="244.584462689442">
            <text:p>2,45E+02</text:p>
          </table:table-cell>
          <table:table-cell table:formula="of:=([.C8]^3)/(PI()*[.B8]*3.4036771916*10^-41*[.$M$7]^2*[.$N$9]^2)" office:value-type="float" office:value="1.17914488065217E+027">
            <text:p>1,18E+27</text:p>
          </table:table-cell>
          <table:table-cell table:formula="of:=[.H8]/(3.154*10^13)" office:value-type="float" office:value="37385696913512.2">
            <text:p>3,74E+13</text:p>
          </table:table-cell>
          <table:table-cell table:formula="of:=[.H8]/[.F8]" office:value-type="float" office:value="152853932348.852">
            <text:p>1,53E+11</text:p>
          </table:table-cell>
          <table:table-cell table:number-columns-repeated="3"/>
          <table:table-cell office:value-type="string">
            <text:p>Durchschnitts Sonnemasse</text:p>
          </table:table-cell>
        </table:table-row>
        <table:table-row table:style-name="ro1">
          <table:table-cell/>
          <table:table-cell table:formula="of:=10^-12" office:value-type="float" office:value="0.000000000001">
            <text:p>1,00E-12</text:p>
          </table:table-cell>
          <table:table-cell table:number-columns-repeated="2" office:value-type="float" office:value="1000">
            <text:p>1,00E+03</text:p>
          </table:table-cell>
          <table:table-cell table:formula="of:=10^3" office:value-type="float" office:value="1000">
            <text:p>1,00E+03</text:p>
          </table:table-cell>
          <table:table-cell table:formula="of:=([.E9]*3.08567758129*10^16)/[.C9]" office:value-type="float" office:value="3.08567758129E+016">
            <text:p>3,09E+16</text:p>
          </table:table-cell>
          <table:table-cell table:formula="of:=[.F9]/(3.154*10^13)" office:value-type="float" office:value="978.337850757768">
            <text:p>9,78E+02</text:p>
          </table:table-cell>
          <table:table-cell table:formula="of:=([.C9]^3)/(PI()*[.B9]*3.4036771916*10^-41*[.$M$7]^2*[.$N$7]^2)" office:value-type="float" office:value="5.30615196293479E+018">
            <text:p>5,31E+18</text:p>
          </table:table-cell>
          <table:table-cell table:formula="of:=[.H9]/(3.154*10^13)" office:value-type="float" office:value="168235.636110805">
            <text:p>1,68E+05</text:p>
          </table:table-cell>
          <table:table-cell table:formula="of:=[.H9]/[.F9]" office:value-type="float" office:value="171.960673892458">
            <text:p>1,72E+02</text:p>
          </table:table-cell>
          <table:table-cell table:number-columns-repeated="3"/>
          <table:table-cell table:formula="of:=[.N5]*0.6" office:value-type="float" office:value="1.19346E+030">
            <text:p>1,19346E+03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.05.2010</text:date>, <text:time>11:51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illo Dell'mour</meta:initial-creator>
    <meta:creation-date>2010-05-26T18:36:19</meta:creation-date>
    <dc:date>2010-05-31T11:51:39</dc:date>
    <dc:creator>Camillo Dell'mour</dc:creator>
    <meta:editing-duration>PT09H11M17S</meta:editing-duration>
    <meta:editing-cycles>13</meta:editing-cycles>
    <meta:generator>OpenOffice.org/3.2$Linux OpenOffice.org_project/320m12$Build-9483</meta:generator>
    <meta:document-statistic meta:table-count="3" meta:cell-count="64" meta:object-count="0"/>
  </office:meta>
</office:document-meta>
</file>